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32.28mm"/>
    </style:style>
    <style:style style:name="co9" style:family="table-column">
      <style:table-column-properties fo:break-before="auto" style:column-width="32.81mm"/>
    </style:style>
    <style:style style:name="co10" style:family="table-column">
      <style:table-column-properties fo:break-before="auto" style:column-width="27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109">
      <style:table-cell-properties fo:border-bottom="2.01pt solid #000000" fo:border-left="2.01pt solid #000000" fo:border-right="none" fo:border-top="2.01pt solid #000000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order="0.06pt solid #000000"/>
    </style:style>
    <style:style style:name="ce11" style:family="table-cell" style:parent-style-name="Default" style:data-style-name="N109">
      <style:table-cell-properties fo:border-bottom="2.01pt solid #000000" fo:border-left="none" fo:border-right="none" fo:border-top="2.01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="0.06pt solid #000000"/>
    </style:style>
    <style:style style:name="ce1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order-bottom="2.01pt solid #000000" fo:border-left="none" fo:border-right="2.01pt solid #000000" fo:border-top="2.01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oxelBeam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table:style-name="ce2" office:value-type="string" calcext:value-type="string">
            <text:p>Sample No.</text:p>
          </table:table-cell>
          <table:table-cell table:style-name="ce2" office:value-type="string" calcext:value-type="string">
            <text:p>nVoxel Flex</text:p>
          </table:table-cell>
          <table:table-cell table:style-name="ce2" office:value-type="string" calcext:value-type="string">
            <text:p>nVoxel Steelfill</text:p>
          </table:table-cell>
          <table:table-cell table:style-name="ce2" office:value-type="string" calcext:value-type="string">
            <text:p>L[mm]</text:p>
          </table:table-cell>
          <table:table-cell table:style-name="ce2" office:value-type="string" calcext:value-type="string">
            <text:p>ΔL[mm]</text:p>
          </table:table-cell>
          <table:table-cell table:style-name="ce2" office:value-type="string" calcext:value-type="string">
            <text:p>t[mm]</text:p>
          </table:table-cell>
          <table:table-cell table:style-name="ce2" office:value-type="string" calcext:value-type="string">
            <text:p>Δt[mm]</text:p>
          </table:table-cell>
          <table:table-cell table:style-name="ce2" office:value-type="string" calcext:value-type="string">
            <text:p>w[mm]</text:p>
          </table:table-cell>
          <table:table-cell table:style-name="ce2" office:value-type="string" calcext:value-type="string">
            <text:p>Δw[mm]</text:p>
          </table:table-cell>
          <table:table-cell table:style-name="ce2" office:value-type="string" calcext:value-type="string">
            <text:p>V[mm3]</text:p>
          </table:table-cell>
          <table:table-cell table:style-name="ce2" office:value-type="string" calcext:value-type="string">
            <text:p>ΔV[mm3]</text:p>
          </table:table-cell>
          <table:table-cell table:style-name="ce2" office:value-type="string" calcext:value-type="string">
            <text:p>Measured Mass[g]</text:p>
          </table:table-cell>
          <table:table-cell table:style-name="ce2" office:value-type="string" calcext:value-type="string">
            <text:p>Effetive ρ[kg/m3]</text:p>
          </table:table-cell>
          <table:table-cell table:style-name="ce2" office:value-type="string" calcext:value-type="string">
            <text:p>Effective Δρ[kg/m3]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1-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4" office:value-type="float" office:value="119.7" calcext:value-type="float">
            <text:p>119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1" calcext:value-type="float">
            <text:p>2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D2]*[.F2]*[.H2]" office:value-type="float" office:value="9623.88" calcext:value-type="float">
            <text:p>9623.9</text:p>
          </table:table-cell>
          <table:table-cell table:style-name="ce4" table:formula="of:=([.E2]/[.D2]+[.G2]/[.F2]+[.I2]/[.H2])*[.J2]" office:value-type="float" office:value="296.517" calcext:value-type="float">
            <text:p>296.5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table:formula="of:=([.L2]/1000)/([.J2]*0.000000001)" office:value-type="float" office:value="2473.01504175031" calcext:value-type="float">
            <text:p>2473.0</text:p>
          </table:table-cell>
          <table:table-cell table:style-name="ce4" table:formula="of:=([.K2]/[.J2])*[.M2]" office:value-type="float" office:value="76.1949443607649" calcext:value-type="float">
            <text:p>76.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1-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4" office:value-type="float" office:value="80.1" calcext:value-type="float">
            <text:p>8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" calcext:value-type="float">
            <text:p>0.0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D3]-20)*[.H3]*[.F3]+([.F3]+4)*20*[.H3]" office:value-type="float" office:value="7967.96" calcext:value-type="float">
            <text:p>7968.0</text:p>
          </table:table-cell>
          <table:table-cell table:style-name="ce4" table:formula="of:=([.E3]/[.D3]+[.G3]/[.F3]+[.I3]/[.H3])*[.J3]" office:value-type="float" office:value="49.9875156054931" calcext:value-type="float">
            <text:p>50.0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table:formula="of:=([.L3]/1000)/([.J3]*0.000000001)" office:value-type="float" office:value="2986.96278595776" calcext:value-type="float">
            <text:p>2987.0</text:p>
          </table:table-cell>
          <table:table-cell table:style-name="ce4" table:formula="of:=([.K3]/[.J3])*[.M3]" office:value-type="float" office:value="18.7389054257415" calcext:value-type="float">
            <text:p>18.7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80.1" calcext:value-type="float">
            <text:p>8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1" calcext:value-type="float">
            <text:p>2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D4]-20)*[.H4]*[.F4]+([.F4]+4)*20*[.H4]" office:value-type="float" office:value="8209.041" calcext:value-type="float">
            <text:p>8209.0</text:p>
          </table:table-cell>
          <table:table-cell table:style-name="ce4" table:formula="of:=([.E4]/[.D4]+[.G4]/[.F4]+[.I4]/[.H4])*[.J4]" office:value-type="float" office:value="251.310002831826" calcext:value-type="float">
            <text:p>251.3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table:formula="of:=([.L4]/1000)/([.J4]*0.000000001)" office:value-type="float" office:value="2911.4241237192" calcext:value-type="float">
            <text:p>2911.4</text:p>
          </table:table-cell>
          <table:table-cell table:style-name="ce4" table:formula="of:=([.K4]/[.J4])*[.M4]" office:value-type="float" office:value="89.1297783476193" calcext:value-type="float">
            <text:p>89.1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80" calcext:value-type="float">
            <text:p>80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1" calcext:value-type="float">
            <text:p>2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([.D5]-20)*[.H5]*[.F5]+([.F5]+4)*20*[.H5]" office:value-type="float" office:value="7879.2" calcext:value-type="float">
            <text:p>7879.2</text:p>
          </table:table-cell>
          <table:table-cell table:style-name="ce4" table:formula="of:=([.E5]/[.D5]+[.G5]/[.F5]+[.I5]/[.H5])*[.J5]" office:value-type="float" office:value="251.079769230769" calcext:value-type="float">
            <text:p>251.1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formula="of:=([.L5]/1000)/([.J5]*0.000000001)" office:value-type="float" office:value="2982.53629810133" calcext:value-type="float">
            <text:p>2982.5</text:p>
          </table:table-cell>
          <table:table-cell table:style-name="ce4" table:formula="of:=([.K5]/[.J5])*[.M5]" office:value-type="float" office:value="95.0419491128128" calcext:value-type="float">
            <text:p>95.0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4" office:value-type="float" office:value="80" calcext:value-type="float">
            <text:p>80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formula="of:=([.D6]-20)*[.H6]*[.F6]+([.F6]+4)*20*[.H6]" office:value-type="float" office:value="7918.4" calcext:value-type="float">
            <text:p>7918.4</text:p>
          </table:table-cell>
          <table:table-cell table:style-name="ce4" table:formula="of:=([.E6]/[.D6]+[.G6]/[.F6]+[.I6]/[.H6])*[.J6]" office:value-type="float" office:value="291.333897435897" calcext:value-type="float">
            <text:p>291.3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table:formula="of:=([.L6]/1000)/([.J6]*0.000000001)" office:value-type="float" office:value="2980.40008082441" calcext:value-type="float">
            <text:p>2980.4</text:p>
          </table:table-cell>
          <table:table-cell table:style-name="ce4" table:formula="of:=([.K6]/[.J6])*[.M6]" office:value-type="float" office:value="109.654926685295" calcext:value-type="float">
            <text:p>109.7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4" table:number-columns-repeated="11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ode Number</text:p>
          </table:table-cell>
          <table:covered-table-cell table:number-columns-repeated="5"/>
          <table:table-cell table:number-columns-repeated="4"/>
          <table:table-cell table:style-name="ce2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Sample No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Torsional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Torsional/In-Plan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Torsional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Torsional/In-Plan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In-Plane</text:p>
          </table:table-cell>
          <table:table-cell office:value-type="string" calcext:value-type="string">
            <text:p>Torsional</text:p>
          </table:table-cell>
          <table:table-cell office:value-type="string" calcext:value-type="string">
            <text:p>Out-of-Plane</text:p>
          </table:table-cell>
          <table:table-cell office:value-type="string" calcext:value-type="string">
            <text:p>Torsional/In-Plan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3" table:number-rows-repeated="2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elfill" table:style-name="ta1"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5" table:default-cell-style-name="ce1"/>
        <table:table-column table:style-name="co10" table:default-cell-style-name="ce1"/>
        <table:table-column table:style-name="co1" table:default-cell-style-name="ce1"/>
        <table:table-column table:style-name="co7" table:number-columns-repeated="1012" table:default-cell-style-name="ce1"/>
        <table:table-row table:style-name="ro1">
          <table:table-cell table:style-name="ce7" office:value-type="string" calcext:value-type="string">
            <text:p>Sample No.</text:p>
          </table:table-cell>
          <table:table-cell table:style-name="ce7" office:value-type="string" calcext:value-type="string">
            <text:p>L[mm]</text:p>
          </table:table-cell>
          <table:table-cell table:style-name="ce7" office:value-type="string" calcext:value-type="string">
            <text:p>ΔL[mm]</text:p>
          </table:table-cell>
          <table:table-cell table:style-name="ce7" office:value-type="string" calcext:value-type="string">
            <text:p>t[mm]</text:p>
          </table:table-cell>
          <table:table-cell table:style-name="ce7" office:value-type="string" calcext:value-type="string">
            <text:p>Δt[mm]</text:p>
          </table:table-cell>
          <table:table-cell table:style-name="ce7" office:value-type="string" calcext:value-type="string">
            <text:p>w[mm]</text:p>
          </table:table-cell>
          <table:table-cell table:style-name="ce7" office:value-type="string" calcext:value-type="string">
            <text:p>Δw[mm]</text:p>
          </table:table-cell>
          <table:table-cell table:style-name="ce7" office:value-type="string" calcext:value-type="string">
            <text:p>V[mm3]</text:p>
          </table:table-cell>
          <table:table-cell table:style-name="ce7" office:value-type="string" calcext:value-type="string">
            <text:p>ΔV[mm3]</text:p>
          </table:table-cell>
          <table:table-cell table:style-name="ce7" office:value-type="string" calcext:value-type="string">
            <text:p>m[grams]</text:p>
          </table:table-cell>
          <table:table-cell table:style-name="ce7" office:value-type="string" calcext:value-type="string">
            <text:p>ρ[kg/m3]</text:p>
          </table:table-cell>
          <table:table-cell table:style-name="ce7" office:value-type="string" calcext:value-type="string">
            <text:p>Δρ[kg/m3]</text:p>
          </table:table-cell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office:value-type="float" office:value="80.4" calcext:value-type="float">
            <text:p>80.4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" calcext:value-type="float">
            <text:p>4.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.3" calcext:value-type="float">
            <text:p>20.3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2]-20)*[.F2]*[.D2]+([.D2]+4)*20*[.F2]" office:value-type="float" office:value="8152.48" calcext:value-type="float">
            <text:p>8152.5</text:p>
          </table:table-cell>
          <table:table-cell table:style-name="ce9" table:formula="of:=([.C2]/[.B2]+[.E2]/[.D2]+[.G2]/[.F2])*[.H2]" office:value-type="float" office:value="254.111900497512" calcext:value-type="float">
            <text:p>254.1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table:formula="of:=([.J2]/1000)/([.H2]*0.000000001)" office:value-type="float" office:value="2919.35705454046" calcext:value-type="float">
            <text:p>2919.4</text:p>
          </table:table-cell>
          <table:table-cell table:style-name="ce9" table:formula="of:=([.I2]/[.H2])*[.K2]" office:value-type="float" office:value="90.9960367103134" calcext:value-type="float">
            <text:p>91.0</text:p>
          </table:table-cell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9" office:value-type="float" office:value="80.1" calcext:value-type="float">
            <text:p>80.1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" calcext:value-type="float">
            <text:p>4.0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3]-20)*[.F3]*[.D3]+([.D3]+4)*20*[.F3]" office:value-type="float" office:value="7967.96" calcext:value-type="float">
            <text:p>7968.0</text:p>
          </table:table-cell>
          <table:table-cell table:style-name="ce9" table:formula="of:=([.C3]/[.B3]+[.E3]/[.D3]+[.G3]/[.F3])*[.H3]" office:value-type="float" office:value="49.9875156054931" calcext:value-type="float">
            <text:p>50.0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table:formula="of:=([.J3]/1000)/([.H3]*0.000000001)" office:value-type="float" office:value="2986.96278595776" calcext:value-type="float">
            <text:p>2987.0</text:p>
          </table:table-cell>
          <table:table-cell table:style-name="ce9" table:formula="of:=([.I3]/[.H3])*[.K3]" office:value-type="float" office:value="18.7389054257415" calcext:value-type="float">
            <text:p>18.7</text:p>
          </table:table-cell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9" office:value-type="float" office:value="80.1" calcext:value-type="float">
            <text:p>80.1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.1" calcext:value-type="float">
            <text:p>20.1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4]-20)*[.F4]*[.D4]+([.D4]+4)*20*[.F4]" office:value-type="float" office:value="8209.041" calcext:value-type="float">
            <text:p>8209.0</text:p>
          </table:table-cell>
          <table:table-cell table:style-name="ce9" table:formula="of:=([.C4]/[.B4]+[.E4]/[.D4]+[.G4]/[.F4])*[.H4]" office:value-type="float" office:value="251.310002831826" calcext:value-type="float">
            <text:p>251.3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table:formula="of:=([.J4]/1000)/([.H4]*0.000000001)" office:value-type="float" office:value="2911.4241237192" calcext:value-type="float">
            <text:p>2911.4</text:p>
          </table:table-cell>
          <table:table-cell table:style-name="ce9" table:formula="of:=([.I4]/[.H4])*[.K4]" office:value-type="float" office:value="89.1297783476193" calcext:value-type="float">
            <text:p>89.1</text:p>
          </table:table-cell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9" office:value-type="float" office:value="80" calcext:value-type="float">
            <text:p>80.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.1" calcext:value-type="float">
            <text:p>20.1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5]-20)*[.F5]*[.D5]+([.D5]+4)*20*[.F5]" office:value-type="float" office:value="7879.2" calcext:value-type="float">
            <text:p>7879.2</text:p>
          </table:table-cell>
          <table:table-cell table:style-name="ce9" table:formula="of:=([.C5]/[.B5]+[.E5]/[.D5]+[.G5]/[.F5])*[.H5]" office:value-type="float" office:value="251.079769230769" calcext:value-type="float">
            <text:p>251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([.J5]/1000)/([.H5]*0.000000001)" office:value-type="float" office:value="2982.53629810133" calcext:value-type="float">
            <text:p>2982.5</text:p>
          </table:table-cell>
          <table:table-cell table:style-name="ce9" table:formula="of:=([.I5]/[.H5])*[.K5]" office:value-type="float" office:value="95.0419491128128" calcext:value-type="float">
            <text:p>95.0</text:p>
          </table:table-cell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9" office:value-type="float" office:value="80" calcext:value-type="float">
            <text:p>80.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.2" calcext:value-type="float">
            <text:p>20.2</text:p>
          </table:table-cell>
          <table:table-cell table:style-name="ce9" office:value-type="float" office:value="0.2" calcext:value-type="float">
            <text:p>0.2</text:p>
          </table:table-cell>
          <table:table-cell table:style-name="ce9" table:formula="of:=([.B6]-20)*[.F6]*[.D6]+([.D6]+4)*20*[.F6]" office:value-type="float" office:value="7918.4" calcext:value-type="float">
            <text:p>7918.4</text:p>
          </table:table-cell>
          <table:table-cell table:style-name="ce9" table:formula="of:=([.C6]/[.B6]+[.E6]/[.D6]+[.G6]/[.F6])*[.H6]" office:value-type="float" office:value="291.333897435897" calcext:value-type="float">
            <text:p>291.3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table:formula="of:=([.J6]/1000)/([.H6]*0.000000001)" office:value-type="float" office:value="2980.40008082441" calcext:value-type="float">
            <text:p>2980.4</text:p>
          </table:table-cell>
          <table:table-cell table:style-name="ce9" table:formula="of:=([.I6]/[.H6])*[.K6]" office:value-type="float" office:value="109.654926685295" calcext:value-type="float">
            <text:p>109.7</text:p>
          </table:table-cell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9" office:value-type="float" office:value="80" calcext:value-type="float">
            <text:p>80.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.2" calcext:value-type="float">
            <text:p>20.2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7]-20)*[.F7]*[.D7]+([.D7]+4)*20*[.F7]" office:value-type="float" office:value="7756.8" calcext:value-type="float">
            <text:p>7756.8</text:p>
          </table:table-cell>
          <table:table-cell table:style-name="ce9" table:formula="of:=([.C7]/[.B7]+[.E7]/[.D7]+[.G7]/[.F7])*[.H7]" office:value-type="float" office:value="252.222315789474" calcext:value-type="float">
            <text:p>252.2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([.J7]/1000)/([.H7]*0.000000001)" office:value-type="float" office:value="3029.5998349835" calcext:value-type="float">
            <text:p>3029.6</text:p>
          </table:table-cell>
          <table:table-cell table:style-name="ce9" table:formula="of:=([.I7]/[.H7])*[.K7]" office:value-type="float" office:value="98.5113302257304" calcext:value-type="float">
            <text:p>98.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Average</text:p>
          </table:table-cell>
          <table:table-cell table:style-name="ce11" table:formula="of:=AVERAGE([.B2:.B7])" office:value-type="float" office:value="80.1" calcext:value-type="float">
            <text:p>80.1</text:p>
          </table:table-cell>
          <table:table-cell table:style-name="ce11" table:formula="of:=AVERAGE([.C2:.C7])" office:value-type="float" office:value="0.1" calcext:value-type="float">
            <text:p>0.1</text:p>
          </table:table-cell>
          <table:table-cell table:style-name="ce11" table:formula="of:=AVERAGE([.D2:.D7])" office:value-type="float" office:value="3.95" calcext:value-type="float">
            <text:p>4.0</text:p>
          </table:table-cell>
          <table:table-cell table:style-name="ce11" table:formula="of:=AVERAGE([.E2:.E7])" office:value-type="float" office:value="0.0833333333333333" calcext:value-type="float">
            <text:p>0.1</text:p>
          </table:table-cell>
          <table:table-cell table:style-name="ce11" table:formula="of:=AVERAGE([.F2:.F7])" office:value-type="float" office:value="20.1333333333333" calcext:value-type="float">
            <text:p>20.1</text:p>
          </table:table-cell>
          <table:table-cell table:style-name="ce11" table:formula="of:=AVERAGE([.G2:.G7])" office:value-type="float" office:value="0.116666666666667" calcext:value-type="float">
            <text:p>0.1</text:p>
          </table:table-cell>
          <table:table-cell table:style-name="ce11" table:formula="of:=AVERAGE([.H2:.H7])" office:value-type="float" office:value="7980.64683333333" calcext:value-type="float">
            <text:p>7980.6</text:p>
          </table:table-cell>
          <table:table-cell table:style-name="ce11" table:formula="of:=AVERAGE([.I2:.I7])" office:value-type="float" office:value="225.007566898495" calcext:value-type="float">
            <text:p>225.0</text:p>
          </table:table-cell>
          <table:table-cell table:style-name="ce11" table:formula="of:=AVERAGE([.J2:.J7])" office:value-type="float" office:value="23.6833333333333" calcext:value-type="float">
            <text:p>23.7</text:p>
          </table:table-cell>
          <table:table-cell table:style-name="ce11" table:formula="of:=AVERAGE([.K2:.K7])" office:value-type="float" office:value="2968.38002968778" calcext:value-type="float">
            <text:p>2968.4</text:p>
          </table:table-cell>
          <table:table-cell table:style-name="ce12" table:formula="of:=AVERAGE([.L2:.L7])" office:value-type="float" office:value="83.6788210845854" calcext:value-type="float">
            <text:p>83.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Sample No.</text:p>
          </table:table-cell>
          <table:table-cell table:style-name="ce7" office:value-type="string" calcext:value-type="string">
            <text:p>f1 [Hz]</text:p>
          </table:table-cell>
          <table:table-cell table:style-name="ce13" office:value-type="string" calcext:value-type="string">
            <text:p>Δf1[Hz]</text:p>
          </table:table-cell>
          <table:table-cell table:style-name="ce7" office:value-type="string" calcext:value-type="string">
            <text:p>%f1[Hz]</text:p>
          </table:table-cell>
          <table:table-cell table:style-name="ce7" office:value-type="string" calcext:value-type="string">
            <text:p>Measured E[GPa]</text:p>
          </table:table-cell>
          <table:table-cell table:style-name="ce7" office:value-type="string" calcext:value-type="string">
            <text:p>ΔE[GPa]</text:p>
          </table:table-cell>
          <table:table-cell table:style-name="ce7" office:value-type="string" calcext:value-type="string">
            <text:p>%E</text:p>
          </table:table-cell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float" office:value="194.824" calcext:value-type="float">
            <text:p>194.82</text:p>
          </table:table-cell>
          <table:table-cell table:style-name="ce14" office:value-type="float" office:value="1.95349999999999" calcext:value-type="float">
            <text:p>1.95</text:p>
          </table:table-cell>
          <table:table-cell table:style-name="ce15" table:formula="of:=[.C11]/[.$B$17]" office:value-type="percentage" office:value="0.00992745613700748" calcext:value-type="percentage">
            <text:p>0.99%</text:p>
          </table:table-cell>
          <table:table-cell table:style-name="ce14" table:formula="of:=3832378346.94368/1000000000" office:value-type="float" office:value="3.83237834694368" calcext:value-type="float">
            <text:p>3.83</text:p>
          </table:table-cell>
          <table:table-cell table:style-name="ce14" table:formula="of:=ABS([.E11]-[.$E$17])" office:value-type="float" office:value="0.0791296327271667" calcext:value-type="float">
            <text:p>0.08</text:p>
          </table:table-cell>
          <table:table-cell table:style-name="ce15" table:formula="of:=([.F11]/[.$E$17])" office:value-type="percentage" office:value="0.0202299555921717" calcext:value-type="percentage">
            <text:p>2.02%</text:p>
          </table:table-cell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4" office:value-type="float" office:value="205.811" calcext:value-type="float">
            <text:p>205.81</text:p>
          </table:table-cell>
          <table:table-cell table:style-name="ce14" office:value-type="float" office:value="9.0335" calcext:value-type="float">
            <text:p>9.03</text:p>
          </table:table-cell>
          <table:table-cell table:style-name="ce15" table:formula="of:=[.C12]/[.$B$17]" office:value-type="percentage" office:value="0.0459071794285424" calcext:value-type="percentage">
            <text:p>4.59%</text:p>
          </table:table-cell>
          <table:table-cell table:style-name="ce14" table:formula="of:=4276816647.10464/1000000000" office:value-type="float" office:value="4.27681664710464" calcext:value-type="float">
            <text:p>4.28</text:p>
          </table:table-cell>
          <table:table-cell table:style-name="ce14" table:formula="of:=ABS([.E12]-[.$E$17])" office:value-type="float" office:value="0.365308667433794" calcext:value-type="float">
            <text:p>0.37</text:p>
          </table:table-cell>
          <table:table-cell table:style-name="ce15" table:formula="of:=([.F12]/[.$E$17])" office:value-type="percentage" office:value="0.0933933074743553" calcext:value-type="percentage">
            <text:p>9.34%</text:p>
          </table:table-cell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4" office:value-type="float" office:value="194.092" calcext:value-type="float">
            <text:p>194.09</text:p>
          </table:table-cell>
          <table:table-cell table:style-name="ce14" office:value-type="float" office:value="2.68549999999999" calcext:value-type="float">
            <text:p>2.69</text:p>
          </table:table-cell>
          <table:table-cell table:style-name="ce15" table:formula="of:=[.C13]/[.$B$17]" office:value-type="percentage" office:value="0.0136473936298611" calcext:value-type="percentage">
            <text:p>1.36%</text:p>
          </table:table-cell>
          <table:table-cell table:style-name="ce14" table:formula="of:=3803634138.22938/1000000000" office:value-type="float" office:value="3.80363413822938" calcext:value-type="float">
            <text:p>3.80</text:p>
          </table:table-cell>
          <table:table-cell table:style-name="ce14" table:formula="of:=ABS([.E13]-[.$E$17])" office:value-type="float" office:value="0.107873841441466" calcext:value-type="float">
            <text:p>0.11</text:p>
          </table:table-cell>
          <table:table-cell table:style-name="ce15" table:formula="of:=([.F13]/[.$E$17])" office:value-type="percentage" office:value="0.027578581458127" calcext:value-type="percentage">
            <text:p>2.76%</text:p>
          </table:table-cell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4" office:value-type="float" office:value="195.557" calcext:value-type="float">
            <text:p>195.56</text:p>
          </table:table-cell>
          <table:table-cell table:style-name="ce14" office:value-type="float" office:value="1.22050000000002" calcext:value-type="float">
            <text:p>1.22</text:p>
          </table:table-cell>
          <table:table-cell table:style-name="ce15" table:formula="of:=[.C14]/[.$B$17]" office:value-type="percentage" office:value="0.00620243676233319" calcext:value-type="percentage">
            <text:p>0.62%</text:p>
          </table:table-cell>
          <table:table-cell table:style-name="ce14" table:formula="of:=3861270247.61285/1000000000" office:value-type="float" office:value="3.86127024761285" calcext:value-type="float">
            <text:p>3.86</text:p>
          </table:table-cell>
          <table:table-cell table:style-name="ce14" table:formula="of:=ABS([.E14]-[.$E$17])" office:value-type="float" office:value="0.0502377320579965" calcext:value-type="float">
            <text:p>0.05</text:p>
          </table:table-cell>
          <table:table-cell table:style-name="ce15" table:formula="of:=([.F14]/[.$E$17])" office:value-type="percentage" office:value="0.012843571410079" calcext:value-type="percentage">
            <text:p>1.28%</text:p>
          </table:table-cell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4" office:value-type="float" office:value="192.627" calcext:value-type="float">
            <text:p>192.63</text:p>
          </table:table-cell>
          <table:table-cell table:style-name="ce14" office:value-type="float" office:value="4.15049999999999" calcext:value-type="float">
            <text:p>4.15</text:p>
          </table:table-cell>
          <table:table-cell table:style-name="ce15" table:formula="of:=[.C15]/[.$B$17]" office:value-type="percentage" office:value="0.0210923504973891" calcext:value-type="percentage">
            <text:p>2.11%</text:p>
          </table:table-cell>
          <table:table-cell table:style-name="ce14" table:formula="of:=3746431428.65059/1000000000" office:value-type="float" office:value="3.74643142865059" calcext:value-type="float">
            <text:p>3.75</text:p>
          </table:table-cell>
          <table:table-cell table:style-name="ce14" table:formula="of:=ABS([.E15]-[.$E$17])" office:value-type="float" office:value="0.165076551020257" calcext:value-type="float">
            <text:p>0.17</text:p>
          </table:table-cell>
          <table:table-cell table:style-name="ce15" table:formula="of:=([.F15]/[.$E$17])" office:value-type="percentage" office:value="0.0422027902993433" calcext:value-type="percentage">
            <text:p>4.22%</text:p>
          </table:table-cell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4" office:value-type="float" office:value="197.754" calcext:value-type="float">
            <text:p>197.75</text:p>
          </table:table-cell>
          <table:table-cell table:style-name="ce14" office:value-type="float" office:value="0.976499999999987" calcext:value-type="float">
            <text:p>0.98</text:p>
          </table:table-cell>
          <table:table-cell table:style-name="ce15" table:formula="of:=[.C16]/[.$B$17]" office:value-type="percentage" office:value="0.00496245759804849" calcext:value-type="percentage">
            <text:p>0.50%</text:p>
          </table:table-cell>
          <table:table-cell table:style-name="ce14" table:formula="of:=3948517069.48394/1000000000" office:value-type="float" office:value="3.94851706948394" calcext:value-type="float">
            <text:p>3.95</text:p>
          </table:table-cell>
          <table:table-cell table:style-name="ce14" table:formula="of:=ABS([.E16]-[.$E$17])" office:value-type="float" office:value="0.0370090898130937" calcext:value-type="float">
            <text:p>0.04</text:p>
          </table:table-cell>
          <table:table-cell table:style-name="ce15" table:formula="of:=([.F16]/[.$E$17])" office:value-type="percentage" office:value="0.00946159128536612" calcext:value-type="percentage">
            <text:p>0.95%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Average</text:p>
          </table:table-cell>
          <table:table-cell table:style-name="ce16" table:formula="of:=AVERAGE([.B11:.B16])" office:value-type="float" office:value="196.7775" calcext:value-type="float">
            <text:p>196.78</text:p>
          </table:table-cell>
          <table:table-cell table:style-name="ce16" table:formula="of:=AVERAGE([.C11:.C16])" office:value-type="float" office:value="3.33666666666666" calcext:value-type="float">
            <text:p>3.34</text:p>
          </table:table-cell>
          <table:table-cell table:style-name="ce17" table:formula="of:=AVERAGE([.D11:.D16])" office:value-type="percentage" office:value="0.0169565456755303" calcext:value-type="percentage">
            <text:p>1.70%</text:p>
          </table:table-cell>
          <table:table-cell table:style-name="ce16" table:formula="of:=AVERAGE([.E11:.E16])" office:value-type="float" office:value="3.91150797967085" calcext:value-type="float">
            <text:p>3.91</text:p>
          </table:table-cell>
          <table:table-cell table:style-name="ce16" table:formula="of:=AVERAGE([.F11:.F16])" office:value-type="float" office:value="0.134105919082296" calcext:value-type="float">
            <text:p>0.13</text:p>
          </table:table-cell>
          <table:table-cell table:style-name="ce17" table:formula="of:=AVERAGE([.G11:.G16])" office:value-type="percentage" office:value="0.0342849662532404" calcext:value-type="percentage">
            <text:p>3.43%</text:p>
          </table:table-cell>
          <table:table-cell table:number-columns-repeated="1017"/>
        </table:table-row>
        <table:table-row table:style-name="ro3" table:number-rows-repeated="8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ex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10" table:default-cell-style-name="ce1"/>
        <table:table-column table:style-name="co1" table:default-cell-style-name="ce1"/>
        <table:table-column table:style-name="co7" table:number-columns-repeated="1012" table:default-cell-style-name="ce1"/>
        <table:table-row table:style-name="ro1">
          <table:table-cell table:style-name="ce7" office:value-type="string" calcext:value-type="string">
            <text:p>Sample No.</text:p>
          </table:table-cell>
          <table:table-cell table:style-name="ce7" office:value-type="string" calcext:value-type="string">
            <text:p>L[mm]</text:p>
          </table:table-cell>
          <table:table-cell table:style-name="ce7" office:value-type="string" calcext:value-type="string">
            <text:p>ΔL[mm]</text:p>
          </table:table-cell>
          <table:table-cell table:style-name="ce7" office:value-type="string" calcext:value-type="string">
            <text:p>t[mm]</text:p>
          </table:table-cell>
          <table:table-cell table:style-name="ce7" office:value-type="string" calcext:value-type="string">
            <text:p>Δt[mm]</text:p>
          </table:table-cell>
          <table:table-cell table:style-name="ce7" office:value-type="string" calcext:value-type="string">
            <text:p>w[mm]</text:p>
          </table:table-cell>
          <table:table-cell table:style-name="ce7" office:value-type="string" calcext:value-type="string">
            <text:p>Δw[mm]</text:p>
          </table:table-cell>
          <table:table-cell table:style-name="ce7" office:value-type="string" calcext:value-type="string">
            <text:p>V[mm3]</text:p>
          </table:table-cell>
          <table:table-cell table:style-name="ce7" office:value-type="string" calcext:value-type="string">
            <text:p>ΔV[mm3]</text:p>
          </table:table-cell>
          <table:table-cell table:style-name="ce7" office:value-type="string" calcext:value-type="string">
            <text:p>m[grams]</text:p>
          </table:table-cell>
          <table:table-cell table:style-name="ce7" office:value-type="string" calcext:value-type="string">
            <text:p>ρ[kg/m3]</text:p>
          </table:table-cell>
          <table:table-cell table:style-name="ce7" office:value-type="string" calcext:value-type="string">
            <text:p>Δρ[kg/m3]</text:p>
          </table:table-cell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office:value-type="float" office:value="79.2" calcext:value-type="float">
            <text:p>79.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9.7" calcext:value-type="float">
            <text:p>19.7</text:p>
          </table:table-cell>
          <table:table-cell table:style-name="ce9" office:value-type="float" office:value="0" calcext:value-type="float">
            <text:p>0.0</text:p>
          </table:table-cell>
          <table:table-cell table:style-name="ce9" table:formula="of:=([.B2]-20)*[.F2]*[.D2]+([.D2]+4)*20*[.F2]" office:value-type="float" office:value="7504.912" calcext:value-type="float">
            <text:p>7504.9</text:p>
          </table:table-cell>
          <table:table-cell table:style-name="ce9" table:formula="of:=([.C2]/[.B2]+[.E2]/[.D2]+[.G2]/[.F2])*[.H2]" office:value-type="float" office:value="206.973583200425" calcext:value-type="float">
            <text:p>207.0</text:p>
          </table:table-cell>
          <table:table-cell table:style-name="ce9" office:value-type="float" office:value="8.6" calcext:value-type="float">
            <text:p>8.6</text:p>
          </table:table-cell>
          <table:table-cell table:style-name="ce9" table:formula="of:=([.J2]/1000)/([.H2]*0.000000001)" office:value-type="float" office:value="1145.91616797106" calcext:value-type="float">
            <text:p>1145.9</text:p>
          </table:table-cell>
          <table:table-cell table:style-name="ce9" table:formula="of:=([.I2]/[.H2])*[.K2]" office:value-type="float" office:value="31.6025524792656" calcext:value-type="float">
            <text:p>31.6</text:p>
          </table:table-cell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9" office:value-type="float" office:value="78.8" calcext:value-type="float">
            <text:p>78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3]-20)*[.F3]*[.D3]+([.D3]+4)*20*[.F3]" office:value-type="float" office:value="7437.024" calcext:value-type="float">
            <text:p>7437.0</text:p>
          </table:table-cell>
          <table:table-cell table:style-name="ce9" table:formula="of:=([.C3]/[.B3]+[.E3]/[.D3]+[.G3]/[.F3])*[.H3]" office:value-type="float" office:value="243.093005610473" calcext:value-type="float">
            <text:p>243.1</text:p>
          </table:table-cell>
          <table:table-cell table:style-name="ce9" office:value-type="float" office:value="8.6" calcext:value-type="float">
            <text:p>8.6</text:p>
          </table:table-cell>
          <table:table-cell table:style-name="ce9" table:formula="of:=([.J3]/1000)/([.H3]*0.000000001)" office:value-type="float" office:value="1156.37652910627" calcext:value-type="float">
            <text:p>1156.4</text:p>
          </table:table-cell>
          <table:table-cell table:style-name="ce9" table:formula="of:=([.I3]/[.H3])*[.K3]" office:value-type="float" office:value="37.7983244477695" calcext:value-type="float">
            <text:p>37.8</text:p>
          </table:table-cell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9" office:value-type="float" office:value="79" calcext:value-type="float">
            <text:p>79.0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table:formula="of:=([.B4]-20)*[.F4]*[.D4]+([.D4]+4)*20*[.F4]" office:value-type="float" office:value="7567.95" calcext:value-type="float">
            <text:p>7568.0</text:p>
          </table:table-cell>
          <table:table-cell table:style-name="ce9" table:formula="of:=([.C4]/[.B4]+[.E4]/[.D4]+[.G4]/[.F4])*[.H4]" office:value-type="float" office:value="96.7793670886076" calcext:value-type="float">
            <text:p>96.8</text:p>
          </table:table-cell>
          <table:table-cell table:style-name="ce9" office:value-type="float" office:value="8.6" calcext:value-type="float">
            <text:p>8.6</text:p>
          </table:table-cell>
          <table:table-cell table:style-name="ce9" table:formula="of:=([.J4]/1000)/([.H4]*0.000000001)" office:value-type="float" office:value="1136.37114410111" calcext:value-type="float">
            <text:p>1136.4</text:p>
          </table:table-cell>
          <table:table-cell table:style-name="ce9" table:formula="of:=([.I4]/[.H4])*[.K4]" office:value-type="float" office:value="14.5319776298552" calcext:value-type="float">
            <text:p>14.5</text:p>
          </table:table-cell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9" office:value-type="float" office:value="78.8" calcext:value-type="float">
            <text:p>78.8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0" calcext:value-type="float">
            <text:p>0.0</text:p>
          </table:table-cell>
          <table:table-cell table:style-name="ce9" table:formula="of:=([.B5]-20)*[.F5]*[.D5]+([.D5]+4)*20*[.F5]" office:value-type="float" office:value="7437.024" calcext:value-type="float">
            <text:p>7437.0</text:p>
          </table:table-cell>
          <table:table-cell table:style-name="ce9" table:formula="of:=([.C5]/[.B5]+[.E5]/[.D5]+[.G5]/[.F5])*[.H5]" office:value-type="float" office:value="195.711157894737" calcext:value-type="float">
            <text:p>195.7</text:p>
          </table:table-cell>
          <table:table-cell table:style-name="ce9" office:value-type="float" office:value="8.7" calcext:value-type="float">
            <text:p>8.7</text:p>
          </table:table-cell>
          <table:table-cell table:style-name="ce9" table:formula="of:=([.J5]/1000)/([.H5]*0.000000001)" office:value-type="float" office:value="1169.8227678168" calcext:value-type="float">
            <text:p>1169.8</text:p>
          </table:table-cell>
          <table:table-cell table:style-name="ce9" table:formula="of:=([.I5]/[.H5])*[.K5]" office:value-type="float" office:value="30.7848096793896" calcext:value-type="float">
            <text:p>30.8</text:p>
          </table:table-cell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9" office:value-type="float" office:value="78.8" calcext:value-type="float">
            <text:p>78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6]-20)*[.F6]*[.D6]+([.D6]+4)*20*[.F6]" office:value-type="float" office:value="7591.472" calcext:value-type="float">
            <text:p>7591.5</text:p>
          </table:table-cell>
          <table:table-cell table:style-name="ce9" table:formula="of:=([.C6]/[.B6]+[.E6]/[.D6]+[.G6]/[.F6])*[.H6]" office:value-type="float" office:value="243.018975920864" calcext:value-type="float">
            <text:p>243.0</text:p>
          </table:table-cell>
          <table:table-cell table:style-name="ce9" office:value-type="float" office:value="8.6" calcext:value-type="float">
            <text:p>8.6</text:p>
          </table:table-cell>
          <table:table-cell table:style-name="ce9" table:formula="of:=([.J6]/1000)/([.H6]*0.000000001)" office:value-type="float" office:value="1132.85012445544" calcext:value-type="float">
            <text:p>1132.9</text:p>
          </table:table-cell>
          <table:table-cell table:style-name="ce9" table:formula="of:=([.I6]/[.H6])*[.K6]" office:value-type="float" office:value="36.264913723845" calcext:value-type="float">
            <text:p>36.3</text:p>
          </table:table-cell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9" office:value-type="float" office:value="79" calcext:value-type="float">
            <text:p>79.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formula="of:=([.B7]-20)*[.F7]*[.D7]+([.D7]+4)*20*[.F7]" office:value-type="float" office:value="7413.9" calcext:value-type="float">
            <text:p>7413.9</text:p>
          </table:table-cell>
          <table:table-cell table:style-name="ce9" table:formula="of:=([.C7]/[.B7]+[.E7]/[.D7]+[.G7]/[.F7])*[.H7]" office:value-type="float" office:value="242.507315123251" calcext:value-type="float">
            <text:p>242.5</text:p>
          </table:table-cell>
          <table:table-cell table:style-name="ce9" office:value-type="float" office:value="8.5" calcext:value-type="float">
            <text:p>8.5</text:p>
          </table:table-cell>
          <table:table-cell table:style-name="ce9" table:formula="of:=([.J7]/1000)/([.H7]*0.000000001)" office:value-type="float" office:value="1146.49509704744" calcext:value-type="float">
            <text:p>1146.5</text:p>
          </table:table-cell>
          <table:table-cell table:style-name="ce9" table:formula="of:=([.I7]/[.H7])*[.K7]" office:value-type="float" office:value="37.501645259168" calcext:value-type="float">
            <text:p>37.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Average</text:p>
          </table:table-cell>
          <table:table-cell table:style-name="ce11" table:formula="of:=AVERAGE([.B2:.B7])" office:value-type="float" office:value="78.9333333333333" calcext:value-type="float">
            <text:p>78.9</text:p>
          </table:table-cell>
          <table:table-cell table:style-name="ce11" table:formula="of:=AVERAGE([.C2:.C7])" office:value-type="float" office:value="0.1" calcext:value-type="float">
            <text:p>0.1</text:p>
          </table:table-cell>
          <table:table-cell table:style-name="ce11" table:formula="of:=AVERAGE([.D2:.D7])" office:value-type="float" office:value="3.83333333333333" calcext:value-type="float">
            <text:p>3.8</text:p>
          </table:table-cell>
          <table:table-cell table:style-name="ce11" table:formula="of:=AVERAGE([.E2:.E7])" office:value-type="float" office:value="0.0833333333333333" calcext:value-type="float">
            <text:p>0.1</text:p>
          </table:table-cell>
          <table:table-cell table:style-name="ce11" table:formula="of:=AVERAGE([.F2:.F7])" office:value-type="float" office:value="19.5833333333333" calcext:value-type="float">
            <text:p>19.6</text:p>
          </table:table-cell>
          <table:table-cell table:style-name="ce11" table:formula="of:=AVERAGE([.G2:.G7])" office:value-type="float" office:value="0.0833333333333333" calcext:value-type="float">
            <text:p>0.1</text:p>
          </table:table-cell>
          <table:table-cell table:style-name="ce11" table:formula="of:=AVERAGE([.H2:.H7])" office:value-type="float" office:value="7492.047" calcext:value-type="float">
            <text:p>7492.0</text:p>
          </table:table-cell>
          <table:table-cell table:style-name="ce11" table:formula="of:=AVERAGE([.I2:.I7])" office:value-type="float" office:value="204.68056747306" calcext:value-type="float">
            <text:p>204.7</text:p>
          </table:table-cell>
          <table:table-cell table:style-name="ce11" table:formula="of:=AVERAGE([.J2:.J7])" office:value-type="float" office:value="8.6" calcext:value-type="float">
            <text:p>8.6</text:p>
          </table:table-cell>
          <table:table-cell table:style-name="ce11" table:formula="of:=AVERAGE([.K2:.K7])" office:value-type="float" office:value="1147.97197174969" calcext:value-type="float">
            <text:p>1148.0</text:p>
          </table:table-cell>
          <table:table-cell table:style-name="ce12" table:formula="of:=AVERAGE([.L2:.L7])" office:value-type="float" office:value="31.4140372032155" calcext:value-type="float">
            <text:p>31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Sample No.</text:p>
          </table:table-cell>
          <table:table-cell table:style-name="ce7" office:value-type="string" calcext:value-type="string">
            <text:p>f1 [Hz]</text:p>
          </table:table-cell>
          <table:table-cell table:style-name="ce13" office:value-type="string" calcext:value-type="string">
            <text:p>Δf1[Hz]</text:p>
          </table:table-cell>
          <table:table-cell table:style-name="ce7" office:value-type="string" calcext:value-type="string">
            <text:p>%f1[Hz]</text:p>
          </table:table-cell>
          <table:table-cell table:style-name="ce7" office:value-type="string" calcext:value-type="string">
            <text:p>Measured E[MPa]</text:p>
          </table:table-cell>
          <table:table-cell table:style-name="ce7" office:value-type="string" calcext:value-type="string">
            <text:p>ΔE[MPa]</text:p>
          </table:table-cell>
          <table:table-cell table:style-name="ce7" office:value-type="string" calcext:value-type="string">
            <text:p>%E</text:p>
          </table:table-cell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float" office:value="58.594" calcext:value-type="float">
            <text:p>58.59</text:p>
          </table:table-cell>
          <table:table-cell table:style-name="ce14" office:value-type="float" office:value="0.365833333333335" calcext:value-type="float">
            <text:p>0.37</text:p>
          </table:table-cell>
          <table:table-cell table:style-name="ce15" table:formula="of:=[.C11]/[.$B$17]" office:value-type="percentage" office:value="0.00632262375923913" calcext:value-type="percentage">
            <text:p>0.63%</text:p>
          </table:table-cell>
          <table:table-cell table:style-name="ce14" office:value-type="float" office:value="123.501053873014" calcext:value-type="float">
            <text:p>123.50</text:p>
          </table:table-cell>
          <table:table-cell table:style-name="ce14" table:formula="of:=ABS([.E11]-[.$E$17])" office:value-type="float" office:value="1.661174418206" calcext:value-type="float">
            <text:p>1.66</text:p>
          </table:table-cell>
          <table:table-cell table:style-name="ce15" table:formula="of:=([.F11]/[.$E$17])" office:value-type="percentage" office:value="0.0132721703734842" calcext:value-type="percentage">
            <text:p>1.33%</text:p>
          </table:table-cell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float" office:value="59.326" calcext:value-type="float">
            <text:p>59.33</text:p>
          </table:table-cell>
          <table:table-cell table:style-name="ce14" office:value-type="float" office:value="0.366166666666665" calcext:value-type="float">
            <text:p>0.37</text:p>
          </table:table-cell>
          <table:table-cell table:style-name="ce15" table:formula="of:=[.C12]/[.$B$17]" office:value-type="percentage" office:value="0.00632838469204931" calcext:value-type="percentage">
            <text:p>0.63%</text:p>
          </table:table-cell>
          <table:table-cell table:style-name="ce14" office:value-type="float" office:value="126.606063290264" calcext:value-type="float">
            <text:p>126.61</text:p>
          </table:table-cell>
          <table:table-cell table:style-name="ce14" table:formula="of:=ABS([.E12]-[.$E$17])" office:value-type="float" office:value="1.443834999044" calcext:value-type="float">
            <text:p>1.44</text:p>
          </table:table-cell>
          <table:table-cell table:style-name="ce15" table:formula="of:=([.F12]/[.$E$17])" office:value-type="percentage" office:value="0.0115357086459389" calcext:value-type="percentage">
            <text:p>1.15%</text:p>
          </table:table-cell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4" office:value-type="float" office:value="56.396" calcext:value-type="float">
            <text:p>56.40</text:p>
          </table:table-cell>
          <table:table-cell table:style-name="ce14" office:value-type="float" office:value="2.56383333333334" calcext:value-type="float">
            <text:p>2.56</text:p>
          </table:table-cell>
          <table:table-cell table:style-name="ce15" table:formula="of:=[.C13]/[.$B$17]" office:value-type="percentage" office:value="0.044310214709966" calcext:value-type="percentage">
            <text:p>4.43%</text:p>
          </table:table-cell>
          <table:table-cell table:style-name="ce14" office:value-type="float" office:value="114.40920659057" calcext:value-type="float">
            <text:p>114.41</text:p>
          </table:table-cell>
          <table:table-cell table:style-name="ce14" table:formula="of:=ABS([.E13]-[.$E$17])" office:value-type="float" office:value="10.75302170065" calcext:value-type="float">
            <text:p>10.75</text:p>
          </table:table-cell>
          <table:table-cell table:style-name="ce15" table:formula="of:=([.F13]/[.$E$17])" office:value-type="percentage" office:value="0.085912673874985" calcext:value-type="percentage">
            <text:p>8.59%</text:p>
          </table:table-cell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4" office:value-type="float" office:value="62.256" calcext:value-type="float">
            <text:p>62.26</text:p>
          </table:table-cell>
          <table:table-cell table:style-name="ce14" office:value-type="float" office:value="3.29616666666666" calcext:value-type="float">
            <text:p>3.30</text:p>
          </table:table-cell>
          <table:table-cell table:style-name="ce15" table:formula="of:=[.C14]/[.$B$17]" office:value-type="percentage" office:value="0.0569669840940644" calcext:value-type="percentage">
            <text:p>5.70%</text:p>
          </table:table-cell>
          <table:table-cell table:style-name="ce14" office:value-type="float" office:value="139.420551730338" calcext:value-type="float">
            <text:p>139.42</text:p>
          </table:table-cell>
          <table:table-cell table:style-name="ce14" table:formula="of:=ABS([.E14]-[.$E$17])" office:value-type="float" office:value="14.258323439118" calcext:value-type="float">
            <text:p>14.26</text:p>
          </table:table-cell>
          <table:table-cell table:style-name="ce15" table:formula="of:=([.F14]/[.$E$17])" office:value-type="percentage" office:value="0.113918740771717" calcext:value-type="percentage">
            <text:p>11.39%</text:p>
          </table:table-cell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4" office:value-type="float" office:value="59.326" calcext:value-type="float">
            <text:p>59.33</text:p>
          </table:table-cell>
          <table:table-cell table:style-name="ce14" office:value-type="float" office:value="0.366166666666665" calcext:value-type="float">
            <text:p>0.37</text:p>
          </table:table-cell>
          <table:table-cell table:style-name="ce15" table:formula="of:=[.C15]/[.$B$17]" office:value-type="percentage" office:value="0.00632838469204931" calcext:value-type="percentage">
            <text:p>0.63%</text:p>
          </table:table-cell>
          <table:table-cell table:style-name="ce14" office:value-type="float" office:value="126.606063290264" calcext:value-type="float">
            <text:p>126.61</text:p>
          </table:table-cell>
          <table:table-cell table:style-name="ce14" table:formula="of:=ABS([.E15]-[.$E$17])" office:value-type="float" office:value="1.443834999044" calcext:value-type="float">
            <text:p>1.44</text:p>
          </table:table-cell>
          <table:table-cell table:style-name="ce15" table:formula="of:=([.F15]/[.$E$17])" office:value-type="percentage" office:value="0.0115357086459389" calcext:value-type="percentage">
            <text:p>1.15%</text:p>
          </table:table-cell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4" office:value-type="float" office:value="57.861" calcext:value-type="float">
            <text:p>57.86</text:p>
          </table:table-cell>
          <table:table-cell table:style-name="ce14" office:value-type="float" office:value="1.09883333333334" calcext:value-type="float">
            <text:p>1.10</text:p>
          </table:table-cell>
          <table:table-cell table:style-name="ce15" table:formula="of:=[.C16]/[.$B$17]" office:value-type="percentage" office:value="0.0189909150089584" calcext:value-type="percentage">
            <text:p>1.90%</text:p>
          </table:table-cell>
          <table:table-cell table:style-name="ce14" office:value-type="float" office:value="120.43043097287" calcext:value-type="float">
            <text:p>120.43</text:p>
          </table:table-cell>
          <table:table-cell table:style-name="ce14" table:formula="of:=ABS([.E16]-[.$E$17])" office:value-type="float" office:value="4.73179731835" calcext:value-type="float">
            <text:p>4.73</text:p>
          </table:table-cell>
          <table:table-cell table:style-name="ce15" table:formula="of:=([.F16]/[.$E$17])" office:value-type="percentage" office:value="0.0378053138151259" calcext:value-type="percentage">
            <text:p>3.78%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Average</text:p>
          </table:table-cell>
          <table:table-cell table:style-name="ce16" office:value-type="float" office:value="57.861" calcext:value-type="float">
            <text:p>57.86</text:p>
          </table:table-cell>
          <table:table-cell table:style-name="ce16" table:formula="of:=AVERAGE([.C11:.C16])" office:value-type="float" office:value="1.34283333333333" calcext:value-type="float">
            <text:p>1.34</text:p>
          </table:table-cell>
          <table:table-cell table:style-name="ce17" table:formula="of:=AVERAGE([.D11:.D16])" office:value-type="percentage" office:value="0.0232079178260544" calcext:value-type="percentage">
            <text:p>2.32%</text:p>
          </table:table-cell>
          <table:table-cell table:style-name="ce16" table:formula="of:=AVERAGE([.E11:.E16])" office:value-type="float" office:value="125.16222829122" calcext:value-type="float">
            <text:p>125.16</text:p>
          </table:table-cell>
          <table:table-cell table:style-name="ce16" table:formula="of:=AVERAGE([.F11:.F16])" office:value-type="float" office:value="5.71533114573533" calcext:value-type="float">
            <text:p>5.72</text:p>
          </table:table-cell>
          <table:table-cell table:style-name="ce17" table:formula="of:=AVERAGE([.G11:.G16])" office:value-type="percentage" office:value="0.0456633860211984" calcext:value-type="percentage">
            <text:p>4.57%</text:p>
          </table:table-cell>
          <table:table-cell table:number-columns-repeated="1017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8-17T11:54:56Z</meta:creation-date>
    <dc:date>2018-10-17T11:32:02.820497508</dc:date>
    <meta:editing-cycles>15</meta:editing-cycles>
    <meta:editing-duration>PT2H20M27S</meta:editing-duration>
    <meta:document-statistic meta:table-count="3" meta:cell-count="412" meta:object-count="0"/>
  </office:meta>
</office:document-meta>
</file>